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Söhne Mono" svg:font-family="'Söhne Mono', Monaco, 'Andale Mono', 'Ubuntu Mono', monospace"/>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2">
      <style:paragraph-properties fo:margin-top="0in" fo:margin-bottom="0.1965in" loext:contextual-spacing="false" fo:padding="0.0193in" fo:border="0.06pt solid #d9d9e3"/>
      <style:text-properties officeooo:paragraph-rsid="00295626"/>
    </style:style>
    <style:style style:name="P2" style:family="paragraph" style:parent-style-name="Preformatted_20_Text" style:list-style-name="L2">
      <style:paragraph-properties fo:margin-top="0in" fo:margin-bottom="0.1965in" loext:contextual-spacing="false" fo:padding="0.0193in" fo:border="0.06pt solid #d9d9e3"/>
      <style:text-properties officeooo:paragraph-rsid="002ca5c8"/>
    </style:style>
    <style:style style:name="P3" style:family="paragraph" style:parent-style-name="Preformatted_20_Text" style:list-style-name="L2">
      <style:paragraph-properties fo:margin-top="0in" fo:margin-bottom="0.1965in" loext:contextual-spacing="false" fo:padding="0.0193in" fo:border="0.06pt solid #d9d9e3"/>
      <style:text-properties officeooo:paragraph-rsid="002eeafe"/>
    </style:style>
    <style:style style:name="P4" style:family="paragraph" style:parent-style-name="Preformatted_20_Text" style:list-style-name="L3">
      <style:paragraph-properties fo:margin-top="0in" fo:margin-bottom="0.1965in" loext:contextual-spacing="false" fo:padding="0.0193in" fo:border="0.06pt solid #d9d9e3"/>
    </style:style>
    <style:style style:name="P5" style:family="paragraph" style:parent-style-name="Preformatted_20_Text" style:list-style-name="L3">
      <style:paragraph-properties fo:margin-top="0in" fo:margin-bottom="0.1965in" loext:contextual-spacing="false" fo:padding="0.0193in" fo:border="0.06pt solid #d9d9e3"/>
      <style:text-properties officeooo:paragraph-rsid="001a4227"/>
    </style:style>
    <style:style style:name="P6" style:family="paragraph" style:parent-style-name="Preformatted_20_Text" style:list-style-name="L4">
      <style:paragraph-properties fo:margin-top="0in" fo:margin-bottom="0.1965in" loext:contextual-spacing="false" fo:padding="0.0193in" fo:border="0.06pt solid #d9d9e3"/>
      <style:text-properties officeooo:paragraph-rsid="001b1805"/>
    </style:style>
    <style:style style:name="P7" style:family="paragraph" style:parent-style-name="Preformatted_20_Text" style:list-style-name="L10">
      <style:paragraph-properties fo:margin-top="0in" fo:margin-bottom="0.1965in" loext:contextual-spacing="false" fo:padding="0.0193in" fo:border="0.06pt solid #d9d9e3"/>
    </style:style>
    <style:style style:name="P8" style:family="paragraph" style:parent-style-name="Preformatted_20_Text" style:list-style-name="L11">
      <style:paragraph-properties fo:margin-top="0in" fo:margin-bottom="0.1965in" loext:contextual-spacing="false" fo:padding="0.0193in" fo:border="0.06pt solid #d9d9e3"/>
    </style:style>
    <style:style style:name="P9" style:family="paragraph" style:parent-style-name="Preformatted_20_Text" style:list-style-name="L11">
      <style:paragraph-properties fo:margin-top="0in" fo:margin-bottom="0.1965in" loext:contextual-spacing="false" fo:padding="0.0193in" fo:border="0.06pt solid #d9d9e3"/>
      <style:text-properties officeooo:paragraph-rsid="0023e399"/>
    </style:style>
    <style:style style:name="P10" style:family="paragraph" style:parent-style-name="Preformatted_20_Text" style:list-style-name="L12">
      <style:paragraph-properties fo:margin-top="0in" fo:margin-bottom="0.1965in" loext:contextual-spacing="false" fo:padding="0.0193in" fo:border="0.06pt solid #d9d9e3"/>
    </style:style>
    <style:style style:name="P11" style:family="paragraph" style:parent-style-name="Preformatted_20_Text">
      <style:paragraph-properties fo:padding="0.0193in" fo:border="0.06pt solid #d9d9e3"/>
      <style:text-properties loext:padding="0.0193in" loext:border="0.06pt solid #d9d9e3"/>
    </style:style>
    <style:style style:name="P12" style:family="paragraph" style:parent-style-name="Preformatted_20_Text" style:list-style-name="L10">
      <style:paragraph-properties fo:padding="0.0193in" fo:border="0.06pt solid #d9d9e3"/>
      <style:text-properties loext:padding="0.0193in" loext:border="0.06pt solid #d9d9e3"/>
    </style:style>
    <style:style style:name="P13" style:family="paragraph" style:parent-style-name="Preformatted_20_Text" style:list-style-name="L12">
      <style:paragraph-properties fo:padding="0.0193in" fo:border="0.06pt solid #d9d9e3"/>
      <style:text-properties loext:padding="0.0193in" loext:border="0.06pt solid #d9d9e3"/>
    </style:style>
    <style:style style:name="P14" style:family="paragraph" style:parent-style-name="Preformatted_20_Text" style:list-style-name="L3">
      <style:paragraph-properties fo:padding="0.0193in" fo:border="0.06pt solid #d9d9e3"/>
    </style:style>
    <style:style style:name="P15" style:family="paragraph" style:parent-style-name="Preformatted_20_Text" style:list-style-name="L10">
      <style:paragraph-properties fo:padding="0.0193in" fo:border="0.06pt solid #d9d9e3"/>
    </style:style>
    <style:style style:name="P16" style:family="paragraph" style:parent-style-name="Preformatted_20_Text" style:list-style-name="L11">
      <style:paragraph-properties fo:padding="0.0193in" fo:border="0.06pt solid #d9d9e3"/>
    </style:style>
    <style:style style:name="P17" style:family="paragraph" style:parent-style-name="Preformatted_20_Text" style:list-style-name="L12">
      <style:paragraph-properties fo:padding="0.0193in" fo:border="0.06pt solid #d9d9e3"/>
    </style:style>
    <style:style style:name="P18" style:family="paragraph" style:parent-style-name="Text_20_body">
      <style:paragraph-properties fo:padding="0.0193in" fo:border="0.06pt solid #d9d9e3"/>
    </style:style>
    <style:style style:name="P19" style:family="paragraph" style:parent-style-name="Text_20_body" style:list-style-name="L1">
      <style:paragraph-properties fo:padding="0.0193in" fo:border="0.06pt solid #d9d9e3"/>
    </style:style>
    <style:style style:name="P20" style:family="paragraph" style:parent-style-name="Text_20_body" style:list-style-name="L2">
      <style:paragraph-properties fo:padding="0.0193in" fo:border="0.06pt solid #d9d9e3"/>
    </style:style>
    <style:style style:name="P21" style:family="paragraph" style:parent-style-name="Text_20_body" style:list-style-name="L2">
      <style:paragraph-properties fo:padding="0.0193in" fo:border="0.06pt solid #d9d9e3"/>
      <style:text-properties officeooo:paragraph-rsid="001a4280"/>
    </style:style>
    <style:style style:name="P22" style:family="paragraph" style:parent-style-name="Text_20_body" style:list-style-name="L3">
      <style:paragraph-properties fo:padding="0.0193in" fo:border="0.06pt solid #d9d9e3"/>
    </style:style>
    <style:style style:name="P23" style:family="paragraph" style:parent-style-name="Text_20_body" style:list-style-name="L4">
      <style:paragraph-properties fo:padding="0.0193in" fo:border="0.06pt solid #d9d9e3"/>
    </style:style>
    <style:style style:name="P24" style:family="paragraph" style:parent-style-name="Text_20_body" style:list-style-name="L4">
      <style:paragraph-properties fo:padding="0.0193in" fo:border="0.06pt solid #d9d9e3"/>
      <style:text-properties officeooo:paragraph-rsid="001a4280"/>
    </style:style>
    <style:style style:name="P25" style:family="paragraph" style:parent-style-name="Text_20_body" style:list-style-name="L5">
      <style:paragraph-properties fo:padding="0.0193in" fo:border="0.06pt solid #d9d9e3"/>
    </style:style>
    <style:style style:name="P26" style:family="paragraph" style:parent-style-name="Text_20_body" style:list-style-name="L6">
      <style:paragraph-properties fo:padding="0.0193in" fo:border="0.06pt solid #d9d9e3"/>
    </style:style>
    <style:style style:name="P27" style:family="paragraph" style:parent-style-name="Text_20_body" style:list-style-name="L7">
      <style:paragraph-properties fo:padding="0.0193in" fo:border="0.06pt solid #d9d9e3"/>
    </style:style>
    <style:style style:name="P28" style:family="paragraph" style:parent-style-name="Text_20_body" style:list-style-name="L9">
      <style:paragraph-properties fo:padding="0.0193in" fo:border="0.06pt solid #d9d9e3"/>
    </style:style>
    <style:style style:name="P29" style:family="paragraph" style:parent-style-name="Text_20_body" style:list-style-name="L10">
      <style:paragraph-properties fo:padding="0.0193in" fo:border="0.06pt solid #d9d9e3"/>
    </style:style>
    <style:style style:name="P30" style:family="paragraph" style:parent-style-name="Text_20_body" style:list-style-name="L11">
      <style:paragraph-properties fo:padding="0.0193in" fo:border="0.06pt solid #d9d9e3"/>
    </style:style>
    <style:style style:name="P31" style:family="paragraph" style:parent-style-name="Text_20_body" style:list-style-name="L12">
      <style:paragraph-properties fo:padding="0.0193in" fo:border="0.06pt solid #d9d9e3"/>
    </style:style>
    <style:style style:name="P32" style:family="paragraph" style:parent-style-name="Text_20_body" style:list-style-name="L9">
      <style:paragraph-properties fo:margin-top="0in" fo:margin-bottom="0in" loext:contextual-spacing="false" fo:padding="0.0193in" fo:border="0.06pt solid #d9d9e3"/>
    </style:style>
    <style:style style:name="P33" style:family="paragraph" style:parent-style-name="Text_20_body" style:list-style-name="L10">
      <style:paragraph-properties fo:margin-top="0in" fo:margin-bottom="0in" loext:contextual-spacing="false" fo:padding="0.0193in" fo:border="0.06pt solid #d9d9e3"/>
    </style:style>
    <style:style style:name="P34" style:family="paragraph" style:parent-style-name="Text_20_body" style:list-style-name="L11">
      <style:paragraph-properties fo:margin-top="0in" fo:margin-bottom="0in" loext:contextual-spacing="false" fo:padding="0.0193in" fo:border="0.06pt solid #d9d9e3"/>
    </style:style>
    <style:style style:name="T1" style:family="text">
      <style:text-properties loext:padding="0.0193in" loext:border="0.06pt solid #d9d9e3"/>
    </style:style>
    <style:style style:name="T2" style:family="text">
      <style:text-properties fo:font-weight="bold" officeooo:rsid="00172989" style:font-weight-asian="bold" style:font-weight-complex="bold" loext:padding="0.0193in" loext:border="0.06pt solid #d9d9e3"/>
    </style:style>
    <style:style style:name="T3" style:family="text">
      <style:text-properties fo:font-weight="bold" style:font-weight-asian="bold" style:font-weight-complex="bold" loext:padding="0.0193in" loext:border="0.06pt solid #d9d9e3"/>
    </style:style>
    <style:style style:name="T4" style:family="text">
      <style:text-properties fo:font-style="italic" style:font-style-asian="italic" style:font-style-complex="italic"/>
    </style:style>
    <style:style style:name="T5" style:family="text">
      <style:text-properties fo:font-style="italic" officeooo:rsid="00167b6f" style:font-style-asian="italic" style:font-style-complex="italic"/>
    </style:style>
    <style:style style:name="T6" style:family="text">
      <style:text-properties fo:font-style="italic" officeooo:rsid="00172989" style:font-style-asian="italic" style:font-style-complex="italic" loext:padding="0.0193in" loext:border="0.06pt solid #d9d9e3"/>
    </style:style>
    <style:style style:name="T7" style:family="text">
      <style:text-properties fo:font-style="italic" officeooo:rsid="001a428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variant="normal" fo:text-transform="none" fo:color="#16191f" style:font-name="Amazon Ember" fo:font-size="10.5pt" fo:letter-spacing="normal" fo:font-style="italic" fo:font-weight="normal" style:font-style-asian="italic" style:font-style-complex="italic"/>
    </style:style>
    <style:style style:name="T10" style:family="text">
      <style:text-properties fo:font-variant="normal" fo:text-transform="none" fo:color="#545b64" style:font-name="Amazon Ember" fo:font-size="10.5pt" fo:letter-spacing="normal" fo:font-style="normal" fo:font-weight="bold" officeooo:rsid="00191588" style:font-style-asian="normal" style:font-weight-asian="bold" style:font-style-complex="normal" style:font-weight-complex="bold" loext:padding="0.0193in" loext:border="0.06pt solid #d9d9e3"/>
    </style:style>
    <style:style style:name="T11" style:family="text">
      <style:text-properties fo:font-variant="normal" fo:text-transform="none" fo:color="#545b64" style:font-name="Amazon Ember" fo:font-size="10.5pt" fo:letter-spacing="normal" fo:font-style="normal" fo:font-weight="bold" officeooo:rsid="0019c97d" style:font-style-asian="normal" style:font-weight-asian="bold" style:font-style-complex="normal" style:font-weight-complex="bold" loext:padding="0.0193in" loext:border="0.06pt solid #d9d9e3"/>
    </style:style>
    <style:style style:name="T12" style:family="text">
      <style:text-properties fo:font-variant="normal" fo:text-transform="none" fo:color="#545b64" style:font-name="Amazon Ember" fo:font-size="10.5pt" fo:letter-spacing="normal" fo:font-style="normal" fo:font-weight="normal" officeooo:rsid="00172989" style:font-style-asian="normal" style:font-weight-asian="bold" style:font-style-complex="normal" style:font-weight-complex="bold" loext:padding="0.0193in" loext:border="0.06pt solid #d9d9e3"/>
    </style:style>
    <style:style style:name="T13" style:family="text">
      <style:text-properties fo:font-variant="normal" fo:text-transform="none" fo:color="#545b64" style:font-name="Amazon Ember" fo:font-size="10.5pt" fo:letter-spacing="normal" fo:font-style="normal" fo:font-weight="normal" officeooo:rsid="00191588" style:font-style-asian="normal" style:font-weight-asian="bold" style:font-style-complex="normal" style:font-weight-complex="bold" loext:padding="0.0193in" loext:border="0.06pt solid #d9d9e3"/>
    </style:style>
    <style:style style:name="T14" style:family="text">
      <style:text-properties fo:font-variant="normal" fo:text-transform="none" fo:color="#545b64" style:font-name="Amazon Ember" fo:font-size="10.5pt" fo:letter-spacing="normal" fo:font-style="italic" fo:font-weight="bold" officeooo:rsid="00172989" style:font-style-asian="italic" style:font-weight-asian="bold" style:font-style-complex="italic" style:font-weight-complex="bold" loext:padding="0.0193in" loext:border="0.06pt solid #d9d9e3"/>
    </style:style>
    <style:style style:name="T15" style:family="text">
      <style:text-properties fo:font-variant="normal" fo:text-transform="none" fo:color="#545b64" style:font-name="Amazon Ember" fo:font-size="10.5pt" fo:letter-spacing="normal" fo:font-style="italic" fo:font-weight="bold" officeooo:rsid="00191588" style:font-style-asian="italic" style:font-weight-asian="bold" style:font-style-complex="italic" style:font-weight-complex="bold" loext:padding="0.0193in" loext:border="0.06pt solid #d9d9e3"/>
    </style:style>
    <style:style style:name="T16" style:family="text">
      <style:text-properties style:text-underline-style="solid" style:text-underline-type="double" style:text-underline-width="auto" style:text-underline-color="font-color"/>
    </style:style>
    <style:style style:name="T17" style:family="text">
      <style:text-properties fo:font-style="normal" officeooo:rsid="00172989" style:font-style-asian="normal" style:font-style-complex="normal" loext:padding="0.0193in" loext:border="0.06pt solid #d9d9e3"/>
    </style:style>
    <style:style style:name="T18" style:family="text">
      <style:text-properties fo:font-style="normal" fo:font-weight="bold" officeooo:rsid="00172989" style:font-style-asian="normal" style:font-weight-asian="bold" style:font-style-complex="normal" style:font-weight-complex="bold" loext:padding="0.0193in" loext:border="0.06pt solid #d9d9e3"/>
    </style:style>
    <style:style style:name="T19" style:family="text">
      <style:text-properties fo:font-style="normal" fo:font-weight="normal" officeooo:rsid="00172989" style:font-style-asian="normal" style:font-weight-asian="normal" style:font-style-complex="normal" style:font-weight-complex="normal" loext:padding="0.0193in" loext:border="0.06pt solid #d9d9e3"/>
    </style:style>
    <style:style style:name="T20" style:family="text">
      <style:text-properties officeooo:rsid="00172989" loext:padding="0.0193in" loext:border="0.06pt solid #d9d9e3"/>
    </style:style>
    <style:style style:name="T21" style:family="text">
      <style:text-properties officeooo:rsid="001a4227" loext:padding="0.0193in" loext:border="0.06pt solid #d9d9e3"/>
    </style:style>
    <style:style style:name="T22" style:family="text">
      <style:text-properties officeooo:rsid="001a4280"/>
    </style:style>
    <style:style style:name="T23" style:family="text">
      <style:text-properties officeooo:rsid="001a4280" loext:padding="0.0193in" loext:border="0.06pt solid #d9d9e3"/>
    </style:style>
    <style:style style:name="T24" style:family="text">
      <style:text-properties fo:font-size="11pt" officeooo:rsid="001a4280" style:font-size-asian="11pt" style:font-size-complex="11pt" loext:padding="0.0193in" loext:border="0.06pt solid #d9d9e3"/>
    </style:style>
    <style:style style:name="T25" style:family="text">
      <style:text-properties fo:font-size="11pt" fo:font-style="italic" officeooo:rsid="001a4280" style:font-size-asian="11pt" style:font-style-asian="italic" style:font-size-complex="11pt" style:font-style-complex="italic" loext:padding="0.0193in" loext:border="0.06pt solid #d9d9e3"/>
    </style:style>
    <style:style style:name="T26" style:family="text">
      <style:text-properties officeooo:rsid="001b1805" loext:padding="0.0193in" loext:border="0.06pt solid #d9d9e3"/>
    </style:style>
    <style:style style:name="T27" style:family="text">
      <style:text-properties fo:font-size="13pt" fo:font-weight="bold" officeooo:rsid="001c5944" style:font-size-asian="13pt" style:font-weight-asian="bold" style:font-size-complex="13pt" style:font-weight-complex="bold"/>
    </style:style>
    <style:style style:name="T28" style:family="text">
      <style:text-properties fo:font-size="13pt" fo:font-weight="bold" officeooo:rsid="002512a2" style:font-size-asian="13pt" style:font-weight-asian="bold" style:font-size-complex="13pt" style:font-weight-complex="bold"/>
    </style:style>
    <style:style style:name="T29" style:family="text">
      <style:text-properties style:text-underline-style="none"/>
    </style:style>
    <style:style style:name="T30" style:family="text">
      <style:text-properties officeooo:rsid="0028c5f6" loext:padding="0.0193in" loext:border="0.06pt solid #d9d9e3"/>
    </style:style>
    <style:style style:name="T31" style:family="text">
      <style:text-properties officeooo:rsid="002f7f25" loext:padding="0.0193in" loext:border="0.06pt solid #d9d9e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riển khai một ứng dụng Laravel lên AWS Amazon EC2:</text:p>
      <text:p text:style-name="P18"><text:span text:style-name="Strong_20_Emphasis"><text:span text:style-name="T1">Bước 1: Tạo máy ảo EC2 trên AWS</text:span></text:span></text:p>
      <text:list xml:id="list2339969407" text:style-name="L1">
        <text:list-item>
          <text:p text:style-name="P19">Truy cập <text:a xlink:type="simple" xlink:href="https://aws.amazon.com/console/" office:target-frame-name="_new" xlink:show="replace" text:style-name="Internet_20_link" text:visited-style-name="Visited_20_Internet_20_Link"><text:span text:style-name="T1">AWS Management Console</text:span></text:a>.</text:p>
        </text:list-item>
        <text:list-item>
          <text:p text:style-name="P19">Đăng nhập vào tài khoản AWS hoặc tạo một tài khoản nếu bạn chưa có.</text:p>
        </text:list-item>
        <text:list-item>
          <text:p text:style-name="P19">Trong bảng điều khiển, chọn "Services" và sau đó chọn "EC2" trong phần "Compute".</text:p>
        </text:list-item>
        <text:list-item>
          <text:p text:style-name="P19">Bấm nút "Launch Instances" để tạo một máy ảo EC2.</text:p>
        </text:list-item>
        <text:list-item>
          <text:p text:style-name="P19">Chọn AMI (Amazon Machine Image) dựa trên hệ điều hành bạn muốn sử dụng (ví dụ: Amazon Linux, Ubuntu, hoặc CentOS). -&gt;<text:span text:style-name="T8">Ubuntu</text:span></text:p>
        </text:list-item>
        <text:list-item>
          <text:p text:style-name="P19">Chọn loại máy ảo, cấu hình, và lưu trữ dựa trên nhu cầu của ứng dụng của bạn.</text:p>
        </text:list-item>
        <text:list-item>
          <text:p text:style-name="P19">Điền chi tiết khóa cặp (key pair) hoặc tạo một mới nếu bạn chưa có.-&gt;<text:span text:style-name="T4"> </text:span><text:span text:style-name="T5">tạo mới (.pem)</text:span></text:p>
        </text:list-item>
        <text:list-item>
          <text:p text:style-name="P19">Chọn một hoặc nhiều Security Groups để đảm bảo máy ảo có quyền truy cập đúng port cho ứng dụng web và SSH. -&gt; <text:span text:style-name="T9">0.0.0.0/0....</text:span></text:p>
        </text:list-item>
        <text:list-item>
          <text:p text:style-name="P19">Xác nhận và tạo máy ảo.</text:p>
        </text:list-item>
      </text:list>
      <text:p text:style-name="P18"><text:span text:style-name="Strong_20_Emphasis"><text:span text:style-name="T1">Bước 2: Kết nối vào máy ảo EC2 bằng SSH</text:span></text:span></text:p>
      <text:list xml:id="list2716180156" text:style-name="L2">
        <text:list-item>
          <text:p text:style-name="P20">Mở terminal trên máy tính của bạn.</text:p>
        </text:list-item>
        <text:list-item>
          <text:p text:style-name="P21">Sử dụng khóa cặp (key pair) để kết nối vào máy ảo EC2. Thay đổi đường dẫn đến tệp khóa cặp và địa chỉ IP của máy ảo trong lệnh sau:<text:line-break/><text:span text:style-name="T22">cấp quyền cho file pem:</text:span><text:span text:style-name="T7"><text:line-break/></text:span><text:span text:style-name="Source_20_Text"><text:span text:style-name="T25">chmod 400 binhdv.pem</text:span></text:span></text:p>
          <text:p text:style-name="P1"><text:span text:style-name="Source_20_Text"><text:span text:style-name="T1">ssh -i /path/to/your-key-pair.pem </text:span></text:span><text:a xlink:type="simple" xlink:href="mailto:user@ip-ec2" text:style-name="Internet_20_link" text:visited-style-name="Visited_20_Internet_20_Link"><text:span text:style-name="Source_20_Text"><text:span text:style-name="T1">user@ip-ec2</text:span></text:span></text:a></text:p>
          <text:p text:style-name="P2"><text:span text:style-name="Source_20_Text"><text:span text:style-name="T1">chmod 600 binhdv.pem<text:line-break/></text:span></text:span><text:span text:style-name="Source_20_Text"><text:span text:style-name="T30">(</text:span></text:span><text:span text:style-name="Source_20_Text"><text:span text:style-name="T1">ssh -i binhdv.pem </text:span></text:span><text:a xlink:type="simple" xlink:href="mailto:ubuntu@54.196.222.68" text:style-name="Internet_20_link" text:visited-style-name="Visited_20_Internet_20_Link"><text:span text:style-name="Source_20_Text"><text:span text:style-name="T1">ubuntu@54.196.222.68</text:span></text:span></text:a><text:span text:style-name="Source_20_Text"><text:span text:style-name="T30">)</text:span></text:span></text:p>
          <text:p text:style-name="P3"><text:span text:style-name="Source_20_Text"><text:span text:style-name="T1">ls /var/www/html/</text:span></text:span></text:p>
          <text:p text:style-name="P3"><text:span text:style-name="Source_20_Text"><text:span text:style-name="T31">c</text:span></text:span><text:span text:style-name="Source_20_Text"><text:span text:style-name="T30">d /var/www/html/</text:span></text:span><text:span text:style-name="Source_20_Text"><text:span text:style-name="T1"><text:line-break/><text:line-break/></text:span></text:span><text:span text:style-name="Source_20_Text"><text:span text:style-name="T3">/path/to/your-key-pair.pem:</text:span></text:span><text:span text:style-name="Source_20_Text"><text:span text:style-name="T1"> đường dẫn đến </text:span></text:span><text:span text:style-name="Source_20_Text"><text:span text:style-name="T20">file </text:span></text:span><text:span text:style-name="Source_20_Text"><text:span text:style-name="T6">.pem</text:span></text:span><text:span text:style-name="Source_20_Text"><text:span text:style-name="T20"> tạo ở mục 7<text:line-break/></text:span></text:span><text:span text:style-name="Source_20_Text"><text:span text:style-name="T2">Amazin Linux và Amazon Linux 2</text:span></text:span><text:span text:style-name="Source_20_Text"><text:span text:style-name="T20">: Tên user mặc định là </text:span></text:span><text:span text:style-name="Source_20_Text"><text:span text:style-name="T6">ec2-user<text:line-break/></text:span></text:span><text:span text:style-name="Source_20_Text"><text:span text:style-name="T18">Ubuntu</text:span></text:span><text:span text:style-name="Source_20_Text"><text:span text:style-name="T17">: Tên user mặc định là</text:span></text:span><text:span text:style-name="Source_20_Text"><text:span text:style-name="T6"> ubuntu<text:line-break/></text:span></text:span><text:span text:style-name="Source_20_Text"><text:span text:style-name="T18">ip-ec2: </text:span></text:span><text:span text:style-name="Source_20_Text"><text:span text:style-name="T19">Là</text:span></text:span><text:span text:style-name="Source_20_Text"><text:span text:style-name="T18"> </text:span></text:span><text:span text:style-name="Source_20_Text"><text:span text:style-name="T14">Public IPv4 address</text:span></text:span><text:span text:style-name="Source_20_Text"><text:span text:style-name="T12"> </text:span></text:span><text:span text:style-name="Source_20_Text"><text:span text:style-name="T13">hoặc </text:span></text:span><text:span text:style-name="Source_20_Text"><text:span text:style-name="T15">Public IPv4 DNS</text:span></text:span><text:span text:style-name="Source_20_Text"><text:span text:style-name="T10"> </text:span></text:span><text:span text:style-name="Source_20_Text"><text:span text:style-name="T11">trên EC2</text:span></text:span></text:p>
        </text:list-item>
      </text:list>
      <text:p text:style-name="P18"><text:span text:style-name="Strong_20_Emphasis"><text:span text:style-name="T1">Bước 3: Cài đặt các yêu cầu cơ bản trên máy ảo EC2</text:span></text:span></text:p>
      <text:list xml:id="list4245948651" text:style-name="L3">
        <text:list-item>
          <text:p text:style-name="P22">Cập nhật gói phần mềm trên máy ảo:</text:p>
          <text:p text:style-name="P4"><text:span text:style-name="Source_20_Text"><text:span text:style-name="T1">sudo apt update -y</text:span></text:span></text:p>
        </text:list-item>
        <text:list-item>
          <text:p text:style-name="P22"><text:soft-page-break/>Cài đặt PHP và các phần mềm phụ trợ:<text:span text:style-name="Source_20_Text"><text:span text:style-name="T1"><text:line-break/></text:span></text:span><text:span text:style-name="Source_20_Text"><text:span text:style-name="T21">s</text:span></text:span><text:span text:style-name="Source_20_Text"><text:span text:style-name="T1">udo apt install -y php php-mysql php-gd php-xml<text:line-break/>sudo apt install -y apache2<text:line-break/>sudo apt install php8.1-zip</text:span></text:span></text:p>
        </text:list-item>
        <text:list-item>
          <text:p text:style-name="P22">Cài đặt MySQL Server (nếu sử dụng MySQL):</text:p>
          <text:p text:style-name="P5"><text:span text:style-name="Source_20_Text"><text:span text:style-name="T1">sudo apt install -y mysql-server</text:span></text:span></text:p>
        </text:list-item>
        <text:list-item>
          <text:p text:style-name="P22">Cài đặt Composer, công cụ quản lý phụ thuộc PHP:</text:p>
          <text:p text:style-name="P14"><text:span text:style-name="Source_20_Text"><text:span text:style-name="T1">php -r "copy('https://getcomposer.org/installer', 'composer-setup.php');"</text:span></text:span></text:p>
          <text:p text:style-name="P14"><text:span text:style-name="Source_20_Text"><text:span text:style-name="T1">php composer-setup.php</text:span></text:span></text:p>
          <text:p text:style-name="P14"><text:span text:style-name="Source_20_Text"><text:span text:style-name="T1">php -r "unlink('composer-setup.php');"</text:span></text:span></text:p>
          <text:p text:style-name="P4"><text:span text:style-name="Source_20_Text"><text:span text:style-name="T1">sudo mv composer.phar /usr/local/bin/composer</text:span></text:span></text:p>
        </text:list-item>
      </text:list>
      <text:p text:style-name="P18"><text:span text:style-name="Strong_20_Emphasis"><text:span text:style-name="T1">Bước 4: Triển khai ứng dụng Laravel</text:span></text:span></text:p>
      <text:list xml:id="list251411589" text:style-name="L4">
        <text:list-item>
          <text:p text:style-name="P23">Tải mã nguồn Laravel từ kho lưu trữ của bạn hoặc từ Git.</text:p>
        </text:list-item>
        <text:list-item>
          <text:p text:style-name="P24">Sao chép mã nguồn vào thư mục root của máy ảo:<text:line-break/><text:span text:style-name="T22">cấp quyền ghi <text:line-break/></text:span><text:span text:style-name="Source_20_Text"><text:span text:style-name="T24">sudo chmod o+w /var/www/html</text:span></text:span></text:p>
          <text:p text:style-name="P6"><text:span text:style-name="Source_20_Text"><text:span text:style-name="T1">sudo cp -r /path/to/your-laravel-app /var/www/html</text:span></text:span><text:span text:style-name="Source_20_Text"><text:span text:style-name="T26"> -&gt;bỏ qua</text:span></text:span><text:span text:style-name="Source_20_Text"><text:span text:style-name="T1"><text:line-break/><text:line-break/></text:span></text:span><text:span text:style-name="Source_20_Text"><text:span text:style-name="T23">chạy terminal ở local để cope code sang ec2:<text:line-break/></text:span></text:span><text:span text:style-name="Source_20_Text"><text:span text:style-name="T1"><text:line-break/>sudo scp -i binhdv.pem -r ~/Documents/binhdv/WED-DAT-VE-XE-KHACH </text:span></text:span><text:a xlink:type="simple" xlink:href="mailto:ubuntu@54.196.222.68" text:style-name="Internet_20_link" text:visited-style-name="Visited_20_Internet_20_Link"><text:span text:style-name="Source_20_Text"><text:span text:style-name="T1">ubuntu@54.196.222.68</text:span></text:span></text:a><text:span text:style-name="Source_20_Text"><text:span text:style-name="T1">:/var/www/html/</text:span></text:span><text:span text:style-name="Source_20_Text"><text:span text:style-name="T23">​</text:span></text:span></text:p>
        </text:list-item>
        <text:list-item>
          <text:p text:style-name="P23">Đảm bảo rằng bạn đã thiết lập tất cả biến môi trường cần thiết và thực hiện các bước cài đặt Laravel cụ thể cho ứng dụng của bạn.</text:p>
        </text:list-item>
      </text:list>
      <text:p text:style-name="P18"><text:span text:style-name="Strong_20_Emphasis"><text:span text:style-name="T1">Bước 5: Cấu hình máy chủ web (Apache hoặc Nginx)</text:span></text:span></text:p>
      <text:list xml:id="list640554166" text:style-name="L5">
        <text:list-item>
          <text:p text:style-name="P25">Cấu hình máy chủ web (Apache hoặc Nginx) để điều hướng các yêu cầu đến ứng dụng Laravel của bạn. Tạo một tệp cấu hình máy chủ ảo (vhost) để quản lý các cài đặt cụ thể cho ứng dụng của bạn.<text:line-break/><text:span text:style-name="Strong_20_Emphasis"><text:span text:style-name="T1">Cấu hình Apache</text:span></text:span></text:p>
        </text:list-item>
      </text:list>
      <text:list xml:id="list402094884" text:style-name="L10">
        <text:list-item>
          <text:p text:style-name="P29">Trên máy ảo EC2 của bạn, tạo một tệp cấu hình máy chủ ảo (vhost) cho ứng dụng Laravel bằng lệnh sau:</text:p>
          <text:p text:style-name="P12"/>
          <text:p text:style-name="P7"><text:span text:style-name="Source_20_Text"><text:span text:style-name="T1">sudo nano /etc/httpd/conf.d/laravel.conf</text:span></text:span></text:p>
        </text:list-item>
        <text:list-item>
          <text:p text:style-name="P29">Trong tệp cấu hình, thêm các dòng sau:</text:p>
          <text:p text:style-name="P12"/>
          <text:p text:style-name="P15"><text:span text:style-name="Source_20_Text"><text:span text:style-name="T1">&lt;VirtualHost *:80&gt;</text:span></text:span></text:p>
          <text:p text:style-name="P15"><text:soft-page-break/><text:span text:style-name="Source_20_Text"><text:span text:style-name="T1"><text:s text:c="4"/>ServerAdmin webmaster@yourdomain.com</text:span></text:span></text:p>
          <text:p text:style-name="P15"><text:span text:style-name="Source_20_Text"><text:span text:style-name="T1"><text:s text:c="4"/>DocumentRoot /var/www/html/your-laravel-app/public</text:span></text:span></text:p>
          <text:p text:style-name="P15"><text:span text:style-name="Source_20_Text"><text:span text:style-name="T1"><text:s text:c="4"/>ServerName yourdomain.com</text:span></text:span></text:p>
          <text:p text:style-name="P15"><text:span text:style-name="Source_20_Text"><text:span text:style-name="T1"><text:s text:c="4"/>ServerAlias www.yourdomain.com</text:span></text:span></text:p>
          <text:p text:style-name="P15"/>
          <text:p text:style-name="P15"><text:span text:style-name="Source_20_Text"><text:span text:style-name="T1"><text:s text:c="4"/>&lt;Directory /var/www/html/your-laravel-app&gt;</text:span></text:span></text:p>
          <text:p text:style-name="P15"><text:span text:style-name="Source_20_Text"><text:span text:style-name="T1"><text:s text:c="8"/>Options Indexes FollowSymLinks MultiViews</text:span></text:span></text:p>
          <text:p text:style-name="P15"><text:span text:style-name="Source_20_Text"><text:span text:style-name="T1"><text:s text:c="8"/>AllowOverride All</text:span></text:span></text:p>
          <text:p text:style-name="P15"><text:span text:style-name="Source_20_Text"><text:span text:style-name="T1"><text:s text:c="8"/>Require all granted</text:span></text:span></text:p>
          <text:p text:style-name="P15"><text:span text:style-name="Source_20_Text"><text:span text:style-name="T1"><text:s text:c="4"/>&lt;/Directory&gt;</text:span></text:span></text:p>
          <text:p text:style-name="P15"/>
          <text:p text:style-name="P15"><text:span text:style-name="Source_20_Text"><text:span text:style-name="T1"><text:s text:c="4"/>ErrorLog /var/log/httpd/laravel-error.log</text:span></text:span></text:p>
          <text:p text:style-name="P15"><text:span text:style-name="Source_20_Text"><text:span text:style-name="T1"><text:s text:c="4"/>CustomLog /var/log/httpd/laravel-access.log combined</text:span></text:span></text:p>
          <text:p text:style-name="P7"><text:span text:style-name="Source_20_Text"><text:span text:style-name="T1">&lt;/VirtualHost&gt;</text:span></text:span></text:p>
          <text:list>
            <text:list-item>
              <text:p text:style-name="P33">Thay thế <text:span text:style-name="Source_20_Text"><text:span text:style-name="T1">yourdomain.com</text:span></text:span> bằng tên miền của bạn.</text:p>
            </text:list-item>
            <text:list-item>
              <text:p text:style-name="P33">Đảm bảo rằng <text:span text:style-name="Source_20_Text"><text:span text:style-name="T1">DocumentRoot</text:span></text:span> trỏ đến thư mục <text:span text:style-name="Source_20_Text"><text:span text:style-name="T1">public</text:span></text:span> của ứng dụng Laravel.</text:p>
            </text:list-item>
          </text:list>
        </text:list-item>
        <text:list-item>
          <text:p text:style-name="P29">Lưu và đóng tệp cấu hình.</text:p>
        </text:list-item>
        <text:list-item>
          <text:p text:style-name="P29">Khởi động hoặc khởi động lại máy chủ Apache:</text:p>
          <text:p text:style-name="P12">Copy code</text:p>
          <text:p text:style-name="P7"><text:span text:style-name="Source_20_Text"><text:span text:style-name="T1">sudo service httpd restart</text:span></text:span></text:p>
        </text:list-item>
      </text:list>
      <text:p text:style-name="P18"><text:span text:style-name="Strong_20_Emphasis"><text:span text:style-name="T1">Cấu hình Nginx</text:span></text:span></text:p>
      <text:list xml:id="list3611180236" text:style-name="L11">
        <text:list-item>
          <text:p text:style-name="P30">Trên máy ảo EC2 của bạn, tạo một tệp cấu hình máy chủ ảo (vhost) cho ứng dụng Laravel bằng lệnh sau:</text:p>
          <text:p text:style-name="P8"><text:span text:style-name="Source_20_Text"><text:span text:style-name="T1">sudo nano /etc/nginx/conf.d/laravel.conf</text:span></text:span></text:p>
        </text:list-item>
        <text:list-item>
          <text:p text:style-name="P30">Trong tệp cấu hình, thêm các dòng sau:</text:p>
          <text:p text:style-name="P16"><text:span text:style-name="Source_20_Text"><text:span text:style-name="T1">server {</text:span></text:span></text:p>
          <text:p text:style-name="P16"><text:span text:style-name="Source_20_Text"><text:span text:style-name="T1"><text:s text:c="4"/>listen 80;</text:span></text:span></text:p>
          <text:p text:style-name="P16"><text:span text:style-name="Source_20_Text"><text:span text:style-name="T1"><text:s text:c="4"/>server_name yourdomain.com www.yourdomain.com;</text:span></text:span></text:p>
          <text:p text:style-name="P16"><text:span text:style-name="Source_20_Text"><text:span text:style-name="T1"><text:s text:c="4"/>root /var/www/html/your-laravel-app/public;</text:span></text:span></text:p>
          <text:p text:style-name="P16"/>
          <text:p text:style-name="P16"><text:span text:style-name="Source_20_Text"><text:span text:style-name="T1"><text:s text:c="4"/>location / {</text:span></text:span></text:p>
          <text:p text:style-name="P16"><text:span text:style-name="Source_20_Text"><text:span text:style-name="T1"><text:s text:c="8"/>try_files $uri $uri/ /index.php?$query_string;</text:span></text:span></text:p>
          <text:p text:style-name="P16"><text:span text:style-name="Source_20_Text"><text:span text:style-name="T1"><text:s text:c="4"/>}</text:span></text:span></text:p>
          <text:p text:style-name="P16"/>
          <text:p text:style-name="P16"><text:span text:style-name="Source_20_Text"><text:span text:style-name="T1"><text:s text:c="4"/>location ~ \.php$ {</text:span></text:span></text:p>
          <text:p text:style-name="P16"><text:span text:style-name="Source_20_Text"><text:span text:style-name="T1"><text:s text:c="8"/>fastcgi_pass unix:/var/run/php-fpm/php-fpm.sock;</text:span></text:span></text:p>
          <text:p text:style-name="P16"><text:span text:style-name="Source_20_Text"><text:span text:style-name="T1"><text:s text:c="8"/>fastcgi_index index.php;</text:span></text:span></text:p>
          <text:p text:style-name="P16"><text:span text:style-name="Source_20_Text"><text:span text:style-name="T1"><text:s text:c="8"/>include fastcgi_params;</text:span></text:span></text:p>
          <text:p text:style-name="P16"><text:span text:style-name="Source_20_Text"><text:span text:style-name="T1"><text:s text:c="8"/>fastcgi_param SCRIPT_FILENAME $document_root$fastcgi_script_name;</text:span></text:span></text:p>
          <text:p text:style-name="P16"><text:span text:style-name="Source_20_Text"><text:span text:style-name="T1"><text:s text:c="4"/>}</text:span></text:span></text:p>
          <text:p text:style-name="P8"><text:span text:style-name="Source_20_Text"><text:span text:style-name="T1">}</text:span></text:span></text:p>
          <text:list>
            <text:list-item>
              <text:p text:style-name="P34">Thay thế <text:span text:style-name="Source_20_Text"><text:span text:style-name="T1">yourdomain.com</text:span></text:span> bằng tên miền của bạn.</text:p>
            </text:list-item>
            <text:list-item>
              <text:p text:style-name="P34"><text:soft-page-break/>Đảm bảo rằng <text:span text:style-name="Source_20_Text"><text:span text:style-name="T1">root</text:span></text:span> trỏ đến thư mục <text:span text:style-name="Source_20_Text"><text:span text:style-name="T1">public</text:span></text:span> của ứng dụng Laravel.</text:p>
            </text:list-item>
          </text:list>
        </text:list-item>
        <text:list-item>
          <text:p text:style-name="P30">Lưu và đóng tệp cấu hình.</text:p>
        </text:list-item>
        <text:list-item>
          <text:p text:style-name="P30">Kiểm tra cấu hình Nginx để đảm bảo rằng không có lỗi:</text:p>
          <text:p text:style-name="P8"><text:span text:style-name="Source_20_Text"><text:span text:style-name="T1">sudo nginx -t</text:span></text:span></text:p>
        </text:list-item>
        <text:list-item>
          <text:p text:style-name="P30">Nếu không có lỗi, khởi động lại Nginx:</text:p>
          <text:p text:style-name="P9"><text:span text:style-name="Source_20_Text"><text:span text:style-name="T1">sudo service nginx restart</text:span></text:span></text:p>
          <text:p text:style-name="P9"><text:span text:style-name="Source_20_Text"><text:span text:style-name="T1">sudo service apache2 restart</text:span></text:span></text:p>
        </text:list-item>
        <text:list-item>
          <text:p text:style-name="P8"><text:span text:style-name="Source_20_Text"><text:span text:style-name="T1"/></text:span></text:p>
        </text:list-item>
      </text:list>
      <text:p text:style-name="P18">Sau khi bạn đã cấu hình máy chủ web (Apache hoặc Nginx) như trên, yêu cầu HTTP sẽ được điều hướng đến ứng dụng Laravel của bạn một cách chính xác. Đảm bảo thay thế <text:span text:style-name="Source_20_Text"><text:span text:style-name="T1">yourdomain.com</text:span></text:span> bằng tên miền thực tế của bạn và <text:span text:style-name="Source_20_Text"><text:span text:style-name="T1">your-laravel-app</text:span></text:span> bằng tên thư mục Laravel của bạn.</text:p>
      <text:list xml:id="list150833746872393" text:continue-list="list640554166" text:style-name="L5">
        <text:list-item>
          <text:p text:style-name="P25"/>
        </text:list-item>
      </text:list>
      <text:p text:style-name="P18"><text:span text:style-name="Strong_20_Emphasis"><text:span text:style-name="T1">Bước 6: Cấu hình cơ sở dữ liệu (nếu sử dụng)</text:span></text:span></text:p>
      <text:list xml:id="list1114432063" text:style-name="L6">
        <text:list-item>
          <text:p text:style-name="P26">Cài đặt và cấu hình cơ sở dữ liệu trên máy ảo EC2 hoặc sử dụng dịch vụ cơ sở dữ liệu quản lý của AWS như Amazon RDS.</text:p>
        </text:list-item>
        <text:list-item>
          <text:p text:style-name="P26">Chỉnh sửa tệp <text:span text:style-name="Source_20_Text"><text:span text:style-name="T1">.env</text:span></text:span> trong thư mục Laravel của bạn để phản ánh cấu hình cơ sở dữ liệu mới.</text:p>
        </text:list-item>
      </text:list>
      <text:p text:style-name="P18"><text:span text:style-name="Strong_20_Emphasis"><text:span text:style-name="T1">Bước 7: Mở cổng truy cập HTTP (port 80) cho máy ảo EC2 trong Security Group</text:span></text:span></text:p>
      <text:p text:style-name="P18"><text:span text:style-name="Strong_20_Emphasis"><text:span text:style-name="T1">Bước 8: Kiểm tra và mở ứng dụng trên trình duyệt</text:span></text:span></text:p>
      <text:list xml:id="list3880665789" text:style-name="L7">
        <text:list-item>
          <text:p text:style-name="P27">Sử dụng trình duyệt web, truy cập địa chỉ IP công cộng hoặc tên miền của máy ảo EC2 để kiểm tra ứng dụng Laravel của bạn.</text:p>
        </text:list-item>
      </text:list>
      <text:p text:style-name="P18">Lưu ý rằng hướng dẫn này là một hướng dẫn tổng quan và có thể cần được tùy chỉnh dựa trên yêu cầu cụ thể của ứng dụng và sử dụng các dịch vụ AWS khác nhau. Đảm bảo bạn xem xét tài liệu của Laravel và AWS và tuân thủ các hướng dẫn tương ứng để triển khai ứng dụng của bạn thành công.</text:p>
      <text:p text:style-name="Standard"><text:span text:style-name="T27"><text:line-break/>//</text:span><text:span text:style-name="T28">CÀI DOCKER TRONG UBUNTU AWS<text:line-break/>Dưới đây là các bước cơ bản để cài đặt Docker trên máy chủ Ubuntu EC2:</text:span></text:p>
      <text:list xml:id="list2428747599" text:style-name="L12">
        <text:list-item>
          <text:p text:style-name="P31">SSH vào máy chủ EC2 của bạn.</text:p>
        </text:list-item>
        <text:list-item>
          <text:p text:style-name="P31">Cập nhật danh sách các gói hiện có để đảm bảo bạn sử dụng gói phần mềm mới nhất:</text:p>
        </text:list-item>
      </text:list>
      <text:p text:style-name="P11"/>
      <text:list xml:id="list150832947719145" text:continue-numbering="true" text:style-name="L12">
        <text:list-header>
          <text:p text:style-name="P10"><text:span text:style-name="Source_20_Text"><text:span text:style-name="T1">sudo apt-get update</text:span></text:span></text:p>
        </text:list-header>
        <text:list-item>
          <text:p text:style-name="P31">Cài đặt các gói cần thiết để cài đặt Docker:</text:p>
          <text:p text:style-name="P10"><text:soft-page-break/><text:span text:style-name="Source_20_Text"><text:span text:style-name="T1">sudo apt-get install apt-transport-https ca-certificates curl software-properties-common</text:span></text:span></text:p>
        </text:list-item>
        <text:list-item>
          <text:p text:style-name="P31">Thêm kho lưu trữ Docker vào hệ thống:</text:p>
          <text:p text:style-name="P10"><text:span text:style-name="Source_20_Text"><text:span text:style-name="T1">curl -fsSL https://download.docker.com/linux/ubuntu/gpg | sudo gpg --dearmor -o /usr/share/keyrings/docker-archive-keyring.gpg</text:span></text:span></text:p>
        </text:list-item>
        <text:list-item>
          <text:p text:style-name="P31">Thêm kho Docker vào danh sách kho lưu trữ của bạn:</text:p>
          <text:p text:style-name="P13">bashCopy code</text:p>
          <text:p text:style-name="P10"><text:span text:style-name="Source_20_Text"><text:span text:style-name="T1">echo "deb [signed-by=/usr/share/keyrings/docker-archive-keyring.gpg] https://download.docker.com/linux/ubuntu $(lsb_release -cs) stable" | sudo tee /etc/apt/sources.list.d/docker.list &gt; /dev/null</text:span></text:span></text:p>
        </text:list-item>
        <text:list-item>
          <text:p text:style-name="P31">Cài đặt Docker:</text:p>
          <text:p text:style-name="P17"><text:span text:style-name="Source_20_Text"><text:span text:style-name="T1">sudo apt-get update</text:span></text:span></text:p>
          <text:p text:style-name="P10"><text:span text:style-name="Source_20_Text"><text:span text:style-name="T1">sudo apt-get install docker-ce docker-ce-cli containerd.io</text:span></text:span></text:p>
        </text:list-item>
        <text:list-item>
          <text:p text:style-name="P31">Kiểm tra xem Docker đã được cài đặt thành công:</text:p>
          <text:p text:style-name="P10"><text:span text:style-name="Source_20_Text"><text:span text:style-name="T1">sudo docker --version</text:span></text:span></text:p>
        </text:list-item>
      </text:list>
      <text:p text:style-name="P18">Bây giờ bạn đã cài đặt Docker thành công trên máy chủ Ubuntu của mình trên AWS EC2 và có thể sử dụng Docker để chạy các container.</text:p>
      <text:p text:style-name="Standard"><text:span text:style-name="T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Söhne Mono" svg:font-family="'Söhne Mono', Monaco, 'Andale Mono', 'Ubuntu Mono', monospace"/>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1T09:23:05.753205957</meta:creation-date>
    <dc:date>2023-10-31T15:08:32.589567337</dc:date>
    <meta:editing-duration>PT5H4M54S</meta:editing-duration>
    <meta:editing-cycles>22</meta:editing-cycles>
    <meta:generator>LibreOffice/6.4.7.2$Linux_X86_64 LibreOffice_project/40$Build-2</meta:generator>
    <meta:document-statistic meta:table-count="0" meta:image-count="0" meta:object-count="0" meta:page-count="5" meta:paragraph-count="111" meta:word-count="1163" meta:character-count="6606" meta:non-whitespace-character-count="5468"/>
  </office:meta>
</office:document-meta>
</file>